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fo:margin-top="0cm" fo:margin-bottom="0cm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fo:margin-top="0cm" fo:margin-bottom="0cm" table:align="left" style:writing-mode="lr-tb"/>
    </style:style>
    <style:style style:name="Tableau4.A" style:family="table-column">
      <style:table-column-properties style:column-width="4.692cm"/>
    </style:style>
    <style:style style:name="Tableau4.B" style:family="table-column">
      <style:table-column-properties style:column-width="11.55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01d7bbf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 officeooo:paragraph-rsid="001d7bb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d7bbf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f349e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21bd40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d7bbf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f349e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21bd40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d7bbf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f349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21bd40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d7bbf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f349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21bd40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d7bbf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f349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21bd40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d7bbf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d7bbf" officeooo:paragraph-rsid="001d7bbf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1ecdfe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21bd40" officeooo:paragraph-rsid="0021bd40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f349e" officeooo:paragraph-rsid="001f349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f349e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21bd40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d7bb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d7bb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ec387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f349e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21bd40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f349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1f349e" officeooo:paragraph-rsid="001f349e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21bd40" officeooo:paragraph-rsid="0021bd40"/>
    </style:style>
    <style:style style:name="P33" style:family="paragraph" style:parent-style-name="Standard">
      <style:text-properties officeooo:paragraph-rsid="001f349e"/>
    </style:style>
    <style:style style:name="P34" style:family="paragraph" style:parent-style-name="Standard">
      <style:text-properties officeooo:paragraph-rsid="0021bd40"/>
    </style:style>
    <style:style style:name="P35" style:family="paragraph" style:parent-style-name="Standard">
      <style:paragraph-properties fo:margin-top="0cm" fo:margin-bottom="0cm" loext:contextual-spacing="false"/>
      <style:text-properties style:font-name="Cambria" officeooo:paragraph-rsid="001d7bbf"/>
    </style:style>
    <style:style style:name="P36" style:family="paragraph" style:parent-style-name="Standard">
      <style:paragraph-properties fo:margin-top="0cm" fo:margin-bottom="0cm" loext:contextual-spacing="false" fo:break-before="page"/>
      <style:text-properties style:font-name="Cambria" officeooo:paragraph-rsid="001f349e"/>
    </style:style>
    <style:style style:name="P37" style:family="paragraph" style:parent-style-name="Standard">
      <style:paragraph-properties fo:break-before="page"/>
      <style:text-properties officeooo:paragraph-rsid="0021bd40"/>
    </style:style>
    <style:style style:name="P38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d7bbf" officeooo:paragraph-rsid="001d7bbf"/>
    </style:style>
    <style:style style:name="P39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ec387" officeooo:paragraph-rsid="001ec387"/>
    </style:style>
    <style:style style:name="P40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paragraph-rsid="001ec387"/>
    </style:style>
    <style:style style:name="P41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rsid="001ec387" officeooo:paragraph-rsid="001ec387"/>
    </style:style>
    <style:style style:name="P42" style:family="paragraph" style:parent-style-name="List_20_Paragraph" style:list-style-name="WWNum1">
      <style:paragraph-properties fo:margin-left="0cm" fo:margin-right="0cm" fo:margin-top="0cm" fo:margin-bottom="0cm" loext:contextual-spacing="true" fo:text-indent="0cm" style:auto-text-indent="false" style:writing-mode="lr-tb"/>
      <style:text-properties style:font-name="Cambria" fo:font-style="normal" fo:font-weight="normal" officeooo:rsid="001ec387" officeooo:paragraph-rsid="001f349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1ecdfe" style:font-weight-asian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1f349e" style:font-weight-asian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21bd40" style:font-weight-asian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f349e" officeooo:paragraph-rsid="0021bd40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21bd40" officeooo:paragraph-rsid="0021bd40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21bd40" style:font-weight-asian="bold"/>
    </style:style>
    <style:style style:name="P49" style:family="paragraph" style:parent-style-name="Standard" style:list-style-name="L1">
      <style:paragraph-properties fo:margin-top="0cm" fo:margin-bottom="0cm" loext:contextual-spacing="false" style:writing-mode="lr-tb"/>
      <style:text-properties style:font-name="Cambria" fo:font-weight="normal" officeooo:rsid="001f349e" officeooo:paragraph-rsid="0020123b" style:font-weight-asian="normal" style:font-weight-complex="normal"/>
    </style:style>
    <style:style style:name="P50" style:family="paragraph" style:parent-style-name="Standard" style:list-style-name="L1">
      <style:paragraph-properties fo:margin-top="0cm" fo:margin-bottom="0cm" loext:contextual-spacing="false" style:writing-mode="lr-tb"/>
      <style:text-properties style:font-name="Cambria" fo:font-weight="normal" officeooo:rsid="001f349e" officeooo:paragraph-rsid="001f349e" style:font-weight-asian="normal" style:font-weight-complex="normal"/>
    </style:style>
    <style:style style:name="P51" style:family="paragraph" style:parent-style-name="Standard" style:list-style-name="L2">
      <style:paragraph-properties fo:margin-top="0cm" fo:margin-bottom="0cm" loext:contextual-spacing="false" style:writing-mode="lr-tb"/>
      <style:text-properties style:font-name="Cambria" fo:font-weight="normal" officeooo:rsid="0020123b" officeooo:paragraph-rsid="0020123b" style:font-weight-asian="normal" style:font-weight-complex="normal"/>
    </style:style>
    <style:style style:name="P52" style:family="paragraph" style:parent-style-name="Standard" style:list-style-name="L3">
      <style:paragraph-properties fo:margin-top="0cm" fo:margin-bottom="0cm" loext:contextual-spacing="false" style:writing-mode="lr-tb"/>
      <style:text-properties officeooo:rsid="0021bd40" officeooo:paragraph-rsid="0021bd4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38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ans" fo:font-size="14pt" officeooo:rsid="001d7bbf" style:font-name-asian="Microsoft YaHei" style:font-size-asian="14pt" style:font-name-complex="Lucida Sans" style:font-size-complex="14pt"/>
    </style:style>
    <style:style style:name="T7" style:family="text">
      <style:text-properties style:font-name="Cambria"/>
    </style:style>
    <style:style style:name="T8" style:family="text">
      <style:text-properties style:font-name="Cambria" officeooo:rsid="001d7bbf"/>
    </style:style>
    <style:style style:name="T9" style:family="text">
      <style:text-properties style:font-name="Cambria" fo:font-weight="bold" officeooo:rsid="001ba7cd" style:font-weight-asian="bold"/>
    </style:style>
    <style:style style:name="T10" style:family="text">
      <style:text-properties style:font-name="Cambria" fo:font-weight="bold" officeooo:rsid="001d7bbf" style:font-weight-asian="bold"/>
    </style:style>
    <style:style style:name="T11" style:family="text">
      <style:text-properties style:font-name="Cambria" fo:font-weight="bold" officeooo:rsid="001f349e" style:font-weight-asian="bold"/>
    </style:style>
    <style:style style:name="T12" style:family="text">
      <style:text-properties style:font-name="Cambria" fo:font-weight="bold" officeooo:rsid="0021bd40" style:font-weight-asian="bold"/>
    </style:style>
    <style:style style:name="T13" style:family="text">
      <style:text-properties style:font-name="Cambria" officeooo:rsid="001ec387"/>
    </style:style>
    <style:style style:name="T14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ambria" fo:font-style="normal" fo:font-weight="normal" officeooo:rsid="001ec387" style:font-style-asian="normal" style:font-weight-asian="normal" style:font-style-complex="normal" style:font-weight-complex="normal"/>
    </style:style>
    <style:style style:name="T16" style:family="text">
      <style:text-properties style:font-name="Cambria" fo:font-style="normal" fo:font-weight="normal" officeooo:rsid="001ecdfe" style:font-style-asian="normal" style:font-weight-asian="normal" style:font-style-complex="normal" style:font-weight-complex="normal"/>
    </style:style>
    <style:style style:name="T17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Cambria" fo:font-style="normal" fo:font-weight="bold" officeooo:rsid="001ec387" style:font-style-asian="normal" style:font-weight-asian="bold" style:font-style-complex="normal" style:font-weight-complex="bold"/>
    </style:style>
    <style:style style:name="T19" style:family="text">
      <style:text-properties style:font-name="Cambria" officeooo:rsid="001ecdfe"/>
    </style:style>
    <style:style style:name="T20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Cambria" officeooo:rsid="001f349e"/>
    </style:style>
    <style:style style:name="T22" style:family="text">
      <style:text-properties style:font-name="Cambria" officeooo:rsid="0020123b"/>
    </style:style>
    <style:style style:name="T23" style:family="text">
      <style:text-properties style:font-name="Cambria" officeooo:rsid="0023d6b3"/>
    </style:style>
    <style:style style:name="T24" style:family="text">
      <style:text-properties officeooo:rsid="001ec38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ec387" style:font-weight-asian="normal" style:font-weight-complex="normal"/>
    </style:style>
    <style:style style:name="T27" style:family="text">
      <style:text-properties fo:font-weight="normal" officeooo:rsid="0020123b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3d6b3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'Utilisation du package <text:span text:style-name="T6">stock</text:span>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Cas d’utilisation</text:p>
          </table:table-cell>
          <table:table-cell table:style-name="Tableau1.A1" office:value-type="string">
            <text:p text:style-name="P26"><text:span text:style-name="T9">(UC1) s</text:span><text:span text:style-name="T10">aisir les achats d’ingrédients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9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5">Acteurs concernés</text:p>
          </table:table-cell>
          <table:table-cell table:style-name="Tableau1.A1" office:value-type="string">
            <text:p text:style-name="P19">Manager</text:p>
          </table:table-cell>
        </table:table-row>
        <table:table-row table:style-name="Tableau1.1">
          <table:table-cell table:style-name="Tableau1.A1" office:value-type="string">
            <text:p text:style-name="P18">Description</text:p>
          </table:table-cell>
          <table:table-cell table:style-name="Tableau1.A1" office:value-type="string">
            <text:p text:style-name="P25"><text:span text:style-name="T7">Permet à un </text:span><text:span text:style-name="T8">manager de saisir un achat d’ingrédients</text:span></text:p>
          </table:table-cell>
        </table:table-row>
        <table:table-row table:style-name="Tableau1.1">
          <table:table-cell table:style-name="Tableau1.A1" office:value-type="string">
            <text:p text:style-name="P18">Date</text:p>
          </table:table-cell>
          <table:table-cell table:style-name="Tableau1.A1" office:value-type="string">
            <text:p text:style-name="P18">18/12/2019</text:p>
          </table:table-cell>
        </table:table-row>
        <table:table-row table:style-name="Tableau1.1">
          <table:table-cell table:style-name="Tableau1.A1" office:value-type="string">
            <text:p text:style-name="P18">Auteur</text:p>
          </table:table-cell>
          <table:table-cell table:style-name="Tableau1.A1" office:value-type="string">
            <text:p text:style-name="P18">Rémi TAUVEL</text:p>
          </table:table-cell>
        </table:table-row>
        <table:table-row table:style-name="Tableau1.1">
          <table:table-cell table:style-name="Tableau1.A1" office:value-type="string">
            <text:p text:style-name="P18">Pré-conditions</text:p>
          </table:table-cell>
          <table:table-cell table:style-name="Tableau1.A1" office:value-type="string">
            <text:p text:style-name="P18">L’utilisateur doit déjà être authentifié <text:line-break/>-&gt; Use Case « s’authentifier » du package « authentification</text:p>
          </table:table-cell>
        </table:table-row>
        <table:table-row table:style-name="Tableau1.1">
          <table:table-cell table:style-name="Tableau1.A1" office:value-type="string">
            <text:p text:style-name="P18">Démarrage</text:p>
          </table:table-cell>
          <table:table-cell table:style-name="Tableau1.A1" office:value-type="string">
            <text:p text:style-name="P25"><text:span text:style-name="T7">L’utilisateur a demandé à voir </text:span><text:span text:style-name="T13">le stock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9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6">Scénario nominal :</text:p>
            <text:list xml:id="list38750720" text:style-name="WWNum1">
              <text:list-item>
                <text:p text:style-name="P38">le <text:span text:style-name="T3">système</text:span><text:span text:style-name="T26"> affiche le stock (Use Case « afficher le stock » du package « stock »</text:span><text:span text:style-name="T27">)</text:span></text:p>
              </text:list-item>
              <text:list-item>
                <text:p text:style-name="P39"><text:span text:style-name="T25">L’</text:span><text:span text:style-name="T5">utilisateur </text:span><text:span text:style-name="T30">demande à saisir les achats dans le stock</text:span></text:p>
              </text:list-item>
              <text:list-item>
                <text:p text:style-name="P40"><text:span text:style-name="T15">le </text:span><text:span text:style-name="T18">système </text:span><text:span text:style-name="T15">affiche le formulaire associé (cf : ergonomie)</text:span></text:p>
              </text:list-item>
              <text:list-item>
                <text:p text:style-name="P41"><text:span text:style-name="T14">l’</text:span><text:span text:style-name="T20">utilisateur</text:span><text:span text:style-name="T14"> saisit les données et les valide</text:span></text:p>
              </text:list-item>
              <text:list-item>
                <text:p text:style-name="P41"><text:span text:style-name="T14">le </text:span><text:span text:style-name="T17">système</text:span><text:span text:style-name="T14"> affiche le </text:span><text:span text:style-name="T16">nouveau </text:span><text:span text:style-name="T14">stock (étape 1)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6">Scénarios alternatifs :</text:p>
            <text:p text:style-name="P20">4a. l’utilisateur quitte la saisie</text:p>
            <text:p text:style-name="P20">4b. une coupure de réseau arrive pendant cette phase à la pizzeria, l’inventaire est à recommencer au moment du retour de la connexion</text:p>
            <text:p text:style-name="P18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2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6">Fin : </text:p>
            <text:p text:style-name="P22">scénario nominal : 2, 4 ou 5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8"><text:span text:style-name="T1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2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5">Ergonomie</text:p>
          </table:table-cell>
          <table:table-cell table:style-name="Tableau1.A1" office:value-type="string">
            <text:p text:style-name="P27"><text:span text:style-name="T13">Formulaire contenant chaque ingrédient utilisé par la pizzeria, avec un champ de quantité à remplir (ou non) à côté ainsi qu’un</text:span><text:span text:style-name="T19">e « drop-down list » pour les unités</text:span><text:span text:style-name="T13">. </text:span></text:p>
          </table:table-cell>
        </table:table-row>
        <table:table-row table:style-name="Tableau1.1">
          <table:table-cell table:style-name="Tableau1.A1" office:value-type="string">
            <text:p text:style-name="P18">Performance attendue</text:p>
          </table:table-cell>
          <table:table-cell table:style-name="Tableau1.A1" office:value-type="string"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8">Problèmes non-résolus</text:p>
          </table:table-cell>
          <table:table-cell table:style-name="Tableau1.A1" office:value-type="string">
            <text:p text:style-name="P18"/>
          </table:table-cell>
        </table:table-row>
      </table:table>
      <text:p text:style-name="P35"/>
      <text:p text:style-name="P3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Cas d’utilisation</text:p>
          </table:table-cell>
          <table:table-cell table:style-name="Tableau2.A1" office:value-type="string">
            <text:p text:style-name="P28"><text:span text:style-name="T9">(UC2) s</text:span><text:span text:style-name="T10">aisir u</text:span><text:span text:style-name="T11">ne pénurie d’ingrédient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0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6">Acteurs concernés</text:p>
          </table:table-cell>
          <table:table-cell table:style-name="Tableau2.A1" office:value-type="string">
            <text:p text:style-name="P28"><text:span text:style-name="T21">Employé </text:span><text:span text:style-name="T22">sauf livreur</text:span></text:p>
          </table:table-cell>
        </table:table-row>
        <table:table-row table:style-name="Tableau2.1">
          <table:table-cell table:style-name="Tableau2.A1" office:value-type="string">
            <text:p text:style-name="P23">Description</text:p>
          </table:table-cell>
          <table:table-cell table:style-name="Tableau2.A1" office:value-type="string">
            <text:p text:style-name="P30"><text:span text:style-name="T7">Permet à un </text:span><text:span text:style-name="T8">manager de saisir un</text:span><text:span text:style-name="T21">e pénurie</text:span><text:span text:style-name="T8"> d’ingrédient</text:span></text:p>
          </table:table-cell>
        </table:table-row>
        <table:table-row table:style-name="Tableau2.1">
          <table:table-cell table:style-name="Tableau2.A1" office:value-type="string">
            <text:p text:style-name="P23">Date</text:p>
          </table:table-cell>
          <table:table-cell table:style-name="Tableau2.A1" office:value-type="string">
            <text:p text:style-name="P23">18/12/2019</text:p>
          </table:table-cell>
        </table:table-row>
        <table:table-row table:style-name="Tableau2.1">
          <table:table-cell table:style-name="Tableau2.A1" office:value-type="string">
            <text:p text:style-name="P23">Auteur</text:p>
          </table:table-cell>
          <table:table-cell table:style-name="Tableau2.A1" office:value-type="string">
            <text:p text:style-name="P23">Rémi TAUVEL</text:p>
          </table:table-cell>
        </table:table-row>
        <table:table-row table:style-name="Tableau2.1">
          <table:table-cell table:style-name="Tableau2.A1" office:value-type="string">
            <text:p text:style-name="P23">Pré-conditions</text:p>
          </table:table-cell>
          <table:table-cell table:style-name="Tableau2.A1" office:value-type="string">
            <text:p text:style-name="P23">L’utilisateur doit déjà être authentifié <text:line-break/>-&gt; Use Case « s’authentifier » du package « authentification</text:p>
          </table:table-cell>
        </table:table-row>
        <table:table-row table:style-name="Tableau2.1">
          <table:table-cell table:style-name="Tableau2.A1" office:value-type="string">
            <text:p text:style-name="P23">Démarrage</text:p>
          </table:table-cell>
          <table:table-cell table:style-name="Tableau2.A1" office:value-type="string">
            <text:p text:style-name="P30"><text:span text:style-name="T7">L’utilisateur a demandé à voir </text:span><text:span text:style-name="T13">le stock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0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Scénario nominal :</text:p>
            <text:list xml:id="list3433505766" text:style-name="L1">
              <text:list-item>
                <text:p text:style-name="P49">le <text:span text:style-name="T2">système</text:span> affiche la liste des ingrédients en stock <text:span text:style-name="T24">(Use Case « afficher le stock » du package « stock »)</text:span></text:p>
              </text:list-item>
              <text:list-item>
                <text:p text:style-name="P50">l’<text:span text:style-name="T4">utilisateur </text:span><text:span text:style-name="T28">demande à saisir une pénurie</text:span></text:p>
              </text:list-item>
              <text:list-item>
                <text:p text:style-name="P50"><text:span text:style-name="T28">le </text:span><text:span text:style-name="T31">système</text:span><text:span text:style-name="T28"> demande confirmation à l’</text:span><text:span text:style-name="T4">utilisateur</text:span></text:p>
              </text:list-item>
              <text:list-item>
                <text:p text:style-name="P50"><text:span text:style-name="T28">l’</text:span><text:span text:style-name="T4">utilisateur</text:span><text:span text:style-name="T28"> confirme sa demande</text:span></text:p>
              </text:list-item>
              <text:list-item>
                <text:p text:style-name="P50"><text:span text:style-name="T28">le </text:span><text:span text:style-name="T31">système</text:span><text:span text:style-name="T28"> retourne à la liste du stock</text:span></text:p>
              </text:list-item>
            </text:list>
            <text:list xml:id="list123856540993145" text:continue-list="list38750720" text:style-name="WWNum1">
              <text:list-header>
                <text:p text:style-name="P42"/>
              </text:list-header>
            </text:list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Scénarios alternatifs :</text:p>
            <text:p text:style-name="P21">4a : l’utilisateur annule sa demande, le système retourne à l’étape 1</text:p>
            <text:p text:style-name="P44"/>
            <text:p text:style-name="P23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3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Fin : </text:p>
            <text:p text:style-name="P22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3"><text:span text:style-name="T1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3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6">Ergonomie</text:p>
          </table:table-cell>
          <table:table-cell table:style-name="Tableau2.A1" office:value-type="string">
            <text:p text:style-name="P31"><text:span text:style-name="T7">2. cliquer sur un </text:span><text:span text:style-name="T13">b</text:span><text:span text:style-name="T7">outon</text:span></text:p>
          </table:table-cell>
        </table:table-row>
        <table:table-row table:style-name="Tableau2.1">
          <table:table-cell table:style-name="Tableau2.A1" office:value-type="string">
            <text:p text:style-name="P23">Performance attendue</text:p>
          </table:table-cell>
          <table:table-cell table:style-name="Tableau2.A1" office:value-type="string">
            <text:p text:style-name="P23"/>
          </table:table-cell>
        </table:table-row>
        <table:table-row table:style-name="Tableau2.1">
          <table:table-cell table:style-name="Tableau2.A1" office:value-type="string">
            <text:p text:style-name="P23">Problèmes non-résolus</text:p>
          </table:table-cell>
          <table:table-cell table:style-name="Tableau2.A1" office:value-type="string">
            <text:p text:style-name="P23"/>
          </table:table-cell>
        </table:table-row>
      </table:table>
      <text:p text:style-name="P33"/>
      <text:p text:style-name="P3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Cas d’utilisation</text:p>
          </table:table-cell>
          <table:table-cell table:style-name="Tableau3.A1" office:value-type="string">
            <text:p text:style-name="P28"><text:span text:style-name="T9">(UC</text:span><text:span text:style-name="T11">3</text:span><text:span text:style-name="T9">) </text:span><text:span text:style-name="T11">afficher le stock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10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6">Acteurs concernés</text:p>
          </table:table-cell>
          <table:table-cell table:style-name="Tableau3.A1" office:value-type="string">
            <text:p text:style-name="P28"><text:span text:style-name="T21">Employé </text:span><text:span text:style-name="T22">sauf livreur</text:span></text:p>
          </table:table-cell>
        </table:table-row>
        <table:table-row table:style-name="Tableau3.1">
          <table:table-cell table:style-name="Tableau3.A1" office:value-type="string">
            <text:p text:style-name="P23">Description</text:p>
          </table:table-cell>
          <table:table-cell table:style-name="Tableau3.A1" office:value-type="string">
            <text:p text:style-name="P30"><text:span text:style-name="T7">Permet à un </text:span><text:span text:style-name="T23">employé de consulter le stock</text:span></text:p>
          </table:table-cell>
        </table:table-row>
        <table:table-row table:style-name="Tableau3.1">
          <table:table-cell table:style-name="Tableau3.A1" office:value-type="string">
            <text:p text:style-name="P23">Date</text:p>
          </table:table-cell>
          <table:table-cell table:style-name="Tableau3.A1" office:value-type="string">
            <text:p text:style-name="P23">18/12/2019</text:p>
          </table:table-cell>
        </table:table-row>
        <table:table-row table:style-name="Tableau3.1">
          <table:table-cell table:style-name="Tableau3.A1" office:value-type="string">
            <text:p text:style-name="P23">Auteur</text:p>
          </table:table-cell>
          <table:table-cell table:style-name="Tableau3.A1" office:value-type="string">
            <text:p text:style-name="P23">Rémi TAUVEL</text:p>
          </table:table-cell>
        </table:table-row>
        <table:table-row table:style-name="Tableau3.1">
          <table:table-cell table:style-name="Tableau3.A1" office:value-type="string">
            <text:p text:style-name="P23">Pré-conditions</text:p>
          </table:table-cell>
          <table:table-cell table:style-name="Tableau3.A1" office:value-type="string">
            <text:p text:style-name="P23">L’utilisateur doit déjà être authentifié <text:line-break/>-&gt; Use Case « s’authentifier » du package « authentification</text:p>
          </table:table-cell>
        </table:table-row>
        <table:table-row table:style-name="Tableau3.1">
          <table:table-cell table:style-name="Tableau3.A1" office:value-type="string">
            <text:p text:style-name="P23">Démarrage</text:p>
          </table:table-cell>
          <table:table-cell table:style-name="Tableau3.A1" office:value-type="string">
            <text:p text:style-name="P30"><text:span text:style-name="T7">L’utilisateur </text:span><text:span text:style-name="T22">a ouvert l’application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10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">Scénario nominal :</text:p>
            <text:list xml:id="list2610072793" text:style-name="L2">
              <text:list-item>
                <text:p text:style-name="P51"><text:span text:style-name="T28">l’</text:span><text:span text:style-name="T4">utilisateur </text:span><text:span text:style-name="T28">demande l’affichage du stock</text:span></text:p>
              </text:list-item>
              <text:list-item>
                <text:p text:style-name="P51"><text:span text:style-name="T28">le </text:span><text:span text:style-name="T31">système</text:span><text:span text:style-name="T28"> affiche le </text:span><text:span text:style-name="T29">stock</text:span></text:p>
              </text:list-item>
            </text:list>
            <text:list xml:id="list123856677428229" text:continue-list="list123856540993145" text:style-name="WWNum1">
              <text:list-header>
                <text:p text:style-name="P42"/>
              </text:list-header>
            </text:list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">Scénarios alternatifs :</text:p>
            <text:p text:style-name="P44"/>
            <text:p text:style-name="P23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3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">Fin : <text:span text:style-name="T27">scénario nominal ; étape 2</text:span></text:p>
            <text:p text:style-name="P22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23"><text:span text:style-name="T1">Post-conditions : </text:span>Aucun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3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6">Ergonomie</text:p>
          </table:table-cell>
          <table:table-cell table:style-name="Tableau3.A1" office:value-type="string">
            <text:p text:style-name="P28"><text:span text:style-name="T21">1. é</text:span><text:span text:style-name="T22">lément du menu de navigation qui apparaît selon les droits de l’utilisateur</text:span></text:p>
          </table:table-cell>
        </table:table-row>
        <table:table-row table:style-name="Tableau3.1">
          <table:table-cell table:style-name="Tableau3.A1" office:value-type="string">
            <text:p text:style-name="P23">Performance attendue</text:p>
          </table:table-cell>
          <table:table-cell table:style-name="Tableau3.A1" office:value-type="string">
            <text:p text:style-name="P23"/>
          </table:table-cell>
        </table:table-row>
        <table:table-row table:style-name="Tableau3.1">
          <table:table-cell table:style-name="Tableau3.A1" office:value-type="string">
            <text:p text:style-name="P23">Problèmes non-résolus</text:p>
          </table:table-cell>
          <table:table-cell table:style-name="Tableau3.A1" office:value-type="string">
            <text:p text:style-name="P23"/>
          </table:table-cell>
        </table:table-row>
      </table:table>
      <text:p text:style-name="P33"/>
      <text:p text:style-name="P33"/>
      <text:p text:style-name="P3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>Cas d’utilisation</text:p>
          </table:table-cell>
          <table:table-cell table:style-name="Tableau4.A1" office:value-type="string">
            <text:p text:style-name="P29"><text:span text:style-name="T9">(UC4) d</text:span><text:span text:style-name="T12">écompter une recett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11">identification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7">Acteurs concernés</text:p>
          </table:table-cell>
          <table:table-cell table:style-name="Tableau4.A1" office:value-type="string">
            <text:p text:style-name="P46"/>
          </table:table-cell>
        </table:table-row>
        <table:table-row table:style-name="Tableau4.1">
          <table:table-cell table:style-name="Tableau4.A1" office:value-type="string">
            <text:p text:style-name="P24">Description</text:p>
          </table:table-cell>
          <table:table-cell table:style-name="Tableau4.A1" office:value-type="string">
            <text:p text:style-name="P32"><text:span text:style-name="T8">P</text:span><text:span text:style-name="T7">ermet à la commande de déduire les ingrédients du stock</text:span></text:p>
          </table:table-cell>
        </table:table-row>
        <table:table-row table:style-name="Tableau4.1">
          <table:table-cell table:style-name="Tableau4.A1" office:value-type="string">
            <text:p text:style-name="P24">Date</text:p>
          </table:table-cell>
          <table:table-cell table:style-name="Tableau4.A1" office:value-type="string">
            <text:p text:style-name="P24">18/12/2019</text:p>
          </table:table-cell>
        </table:table-row>
        <table:table-row table:style-name="Tableau4.1">
          <table:table-cell table:style-name="Tableau4.A1" office:value-type="string">
            <text:p text:style-name="P24">Auteur</text:p>
          </table:table-cell>
          <table:table-cell table:style-name="Tableau4.A1" office:value-type="string">
            <text:p text:style-name="P24">Rémi TAUVEL</text:p>
          </table:table-cell>
        </table:table-row>
        <table:table-row table:style-name="Tableau4.1">
          <table:table-cell table:style-name="Tableau4.A1" office:value-type="string">
            <text:p text:style-name="P24">Pré-conditions</text:p>
          </table:table-cell>
          <table:table-cell table:style-name="Tableau4.A1" office:value-type="string">
            <text:p text:style-name="P24"/>
          </table:table-cell>
        </table:table-row>
        <table:table-row table:style-name="Tableau4.1">
          <table:table-cell table:style-name="Tableau4.A1" office:value-type="string">
            <text:p text:style-name="P24">Démarrage</text:p>
          </table:table-cell>
          <table:table-cell table:style-name="Tableau4.A1" office:value-type="string">
            <text:p text:style-name="P47">Une commande est enregistrée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11">Dialogu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8">Scénario nominal :</text:p>
            <text:list xml:id="list1832149454" text:style-name="L3">
              <text:list-item>
                <text:p text:style-name="P52"><text:span text:style-name="T14">le </text:span><text:span text:style-name="T17">système</text:span><text:span text:style-name="T14"> déduit les ingrédients liés à la commande du stock. </text:span></text:p>
              </text:list-item>
            </text:list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8">Scénarios alternatifs :</text:p>
            <text:p text:style-name="P45"/>
            <text:p text:style-name="P24"/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14">Fin et post-conditions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8">Fin : 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4"><text:span text:style-name="T1">Post-conditions : </text:span>Aucun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14">Compléments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7">Ergonomie</text:p>
          </table:table-cell>
          <table:table-cell table:style-name="Tableau4.A1" office:value-type="string">
            <text:p text:style-name="P46"/>
          </table:table-cell>
        </table:table-row>
        <table:table-row table:style-name="Tableau4.1">
          <table:table-cell table:style-name="Tableau4.A1" office:value-type="string">
            <text:p text:style-name="P24">Performance attendue</text:p>
          </table:table-cell>
          <table:table-cell table:style-name="Tableau4.A1" office:value-type="string">
            <text:p text:style-name="P24"/>
          </table:table-cell>
        </table:table-row>
        <table:table-row table:style-name="Tableau4.1">
          <table:table-cell table:style-name="Tableau4.A1" office:value-type="string">
            <text:p text:style-name="P24">Problèmes non-résolus</text:p>
          </table:table-cell>
          <table:table-cell table:style-name="Tableau4.A1" office:value-type="string">
            <text:p text:style-name="P24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4:40:34.705000000</meta:creation-date>
    <dc:date>2020-01-08T12:38:55.695000000</dc:date>
    <meta:editing-duration>PT11M29S</meta:editing-duration>
    <meta:editing-cycles>3</meta:editing-cycles>
    <meta:generator>LibreOffice/6.3.4.2$Windows_X86_64 LibreOffice_project/60da17e045e08f1793c57c00ba83cdfce946d0aa</meta:generator>
    <meta:document-statistic meta:table-count="4" meta:image-count="0" meta:object-count="0" meta:page-count="4" meta:paragraph-count="119" meta:word-count="496" meta:character-count="3224" meta:non-whitespace-character-count="2852"/>
  </office:meta>
</office:document-meta>
</file>